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f30c8" officeooo:paragraph-rsid="000f30c8"/>
    </style:style>
    <style:style style:name="P2" style:family="paragraph" style:parent-style-name="Standard">
      <style:text-properties officeooo:rsid="000f30c8" officeooo:paragraph-rsid="000f30c8"/>
    </style:style>
    <style:style style:name="T1" style:family="text">
      <style:text-properties style:font-name="arial"/>
    </style:style>
    <style:style style:name="T2" style:family="text">
      <style:text-properties style:font-name="arial" fo:font-size="12pt"/>
    </style:style>
    <style:style style:name="T3" style:family="text">
      <style:text-properties style:font-name-asian="arial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FS 的使用</text:p>
      <text:p text:style-name="P2"/>
      <text:p text:style-name="P2"/>
      <text:p text:style-name="P2">……</text:p>
      <text:p text:style-name="P2"/>
      <text:p text:style-name="P2">安装和开启 nsf rpcbind 服务 </text:p>
      <text:p text:style-name="P2"/>
      <text:p text:style-name="P2"/>
      <text:p text:style-name="P1"><text:span text:style-name="T3">五 配置</text:span><text:span text:style-name="T2">/etc/exports<text:line-break/>$ sudo vi /etc/exports<text:line-break/></text:span><text:span text:style-name="T3">文本末添加</text:span><text:span text:style-name="T2"><text:line-break/>/home/work *(rw,sync,no_root_squash)<text:line-break/>chmod 777 -R /home/work<text:line-break/>$ sudo showmount -e<text:line-break/></text:span><text:span text:style-name="T3">显示 </text:span><text:span text:style-name="T2">clnt-create : RPC : Program not registered<text:line-break/><text:line-break/>$ sudo   exportfs -r </text:span><text:span text:style-name="T3">更新</text:span><text:span text:style-name="T2"><text:line-break/><text:line-break/>$ sudo   showmount 192.168.0.4 -e<text:line-break/></text:span><text:span text:style-name="T3">显示</text:span><text:span text:style-name="T2"><text:line-break/>Export list for 192.168.0.4:<text:line-break/>/home/work *<text:line-break/><text:line-break/></text:span><text:span text:style-name="T3">六 启用</text:span><text:span text:style-name="T2"><text:line-break/>   $ sudo /etc/init.d/nfs-kernel-server restart </text:span><text:span text:style-name="T3">重启</text:span><text:span text:style-name="T2">nfs</text:span><text:span text:style-name="T3">服务</text:span><text:span text:style-name="T2"><text:line-break/></text:span><text:span text:style-name="T3">显示如下</text:span><text:span text:style-name="T2"><text:line-break/>* Stopping NFS kernel daemon                                                      [ OK ] <text:line-break/>* Unexporting directories for NFS kernel daemon...                   [ OK ] <text:line-break/>* Exporting directories for NFS kernel daemon...                            <text:line-break/>   exportfs: /etc/exports [1]: Neither 'subtree_check' or 'no_subtree_check' specified for export "*:/home/work".<text:line-break/>   Assuming default behaviour ('no_subtree_check').<text:line-break/>   NOTE: this default has changed since nfs-utils version 1.0.x<text:line-break/>                                                                        </text:span><text:span text:style-name="T1"> </text:span></text:p>
      <text:p text:style-name="Text_20_body"><text:span text:style-name="T2">* Starting NFS kernel daemon                                                          [ OK ]<text:line-break/><text:line-break/></text:span><text:span text:style-name="T3">挂载</text:span><text:span text:style-name="T2"><text:line-break/>mount -t nfs 192.168.0.4:/home/work   /nfsmnt <text:line-break/>mount -t nfs 192.168.0.4:/home/work   /nfsmnt   -o nolock</text:span><text:span text:style-name="T1"> 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6:06:14.178416666</meta:creation-date>
    <dc:date>2017-07-26T16:12:18.740219976</dc:date>
    <meta:editing-duration>PT6M5S</meta:editing-duration>
    <meta:editing-cycles>1</meta:editing-cycles>
    <meta:document-statistic meta:table-count="0" meta:image-count="0" meta:object-count="0" meta:page-count="1" meta:paragraph-count="5" meta:word-count="152" meta:character-count="1124" meta:non-whitespace-character-count="741"/>
    <meta:generator>LibreOffice/5.4.0.1$Linux_X86_64 LibreOffice_project/40m0$Build-1</meta:generator>
  </office:meta>
</office:document-meta>
</file>